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449527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50.0"/>
          <table:table-cell office:value-type="float" office:value="5428.0"/>
          <table:table-cell office:value-type="float" office:value="411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58788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50.0"/>
          <table:table-cell office:value-type="float" office:value="5428.0"/>
          <table:table-cell office:value-type="float" office:value="411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4329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49.0"/>
          <table:table-cell office:value-type="float" office:value="6279.0"/>
          <table:table-cell office:value-type="float" office:value="5175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77813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3072.0"/>
          <table:table-cell office:value-type="float" office:value="9709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93.0"/>
          <table:table-cell office:value-type="float" office:value="8876.0"/>
          <table:table-cell office:value-type="float" office:value="6531.0"/>
          <table:table-cell office:value-type="float" office:value="5610.0"/>
          <table:table-cell office:value-type="float" office:value="7991.0"/>
          <table:table-cell office:value-type="float" office:value="52.0"/>
          <table:table-cell office:value-type="float" office:value="0.449251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.0"/>
          <table:table-cell office:value-type="float" office:value="3063.0"/>
          <table:table-cell office:value-type="float" office:value="9678.0"/>
          <table:table-cell office:value-type="float" office:value="84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93.0"/>
          <table:table-cell office:value-type="float" office:value="8876.0"/>
          <table:table-cell office:value-type="float" office:value="6531.0"/>
          <table:table-cell office:value-type="float" office:value="5610.0"/>
          <table:table-cell office:value-type="float" office:value="9490.0"/>
          <table:table-cell office:value-type="float" office:value="52.0"/>
          <table:table-cell office:value-type="float" office:value="0.448732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.0"/>
          <table:table-cell office:value-type="float" office:value="2649.0"/>
          <table:table-cell office:value-type="float" office:value="8020.0"/>
          <table:table-cell office:value-type="float" office:value="87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2.0"/>
          <table:table-cell office:value-type="float" office:value="10927.0"/>
          <table:table-cell office:value-type="float" office:value="7758.0"/>
          <table:table-cell office:value-type="float" office:value="6894.0"/>
          <table:table-cell office:value-type="float" office:value="8654.0"/>
          <table:table-cell office:value-type="float" office:value="144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19.723"/>
          <table:table-cell office:value-type="float" office:value="119.317"/>
          <table:table-cell office:value-type="float" office:value="119.27"/>
          <table:table-cell office:value-type="float" office:value="12383515.0"/>
          <table:table-cell office:value-type="float" office:value="0.0"/>
          <table:table-cell office:value-type="float" office:value="4156.0"/>
          <table:table-cell office:value-type="float" office:value="696509.0"/>
          <table:table-cell office:value-type="float" office:value="13080100.0"/>
          <table:table-cell office:value-type="float" office:value="2965.0"/>
          <table:table-cell office:value-type="float" office:value="9285.0"/>
          <table:table-cell office:value-type="float" office:value="90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49.0"/>
          <table:table-cell office:value-type="float" office:value="8623.0"/>
          <table:table-cell office:value-type="float" office:value="6402.0"/>
          <table:table-cell office:value-type="float" office:value="5410.0"/>
          <table:table-cell office:value-type="float" office:value="9437.0"/>
          <table:table-cell office:value-type="float" office:value="52.0"/>
          <table:table-cell office:value-type="float" office:value="0.481852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2.0"/>
          <table:table-cell office:value-type="float" office:value="2965.0"/>
          <table:table-cell office:value-type="float" office:value="9285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49.0"/>
          <table:table-cell office:value-type="float" office:value="8623.0"/>
          <table:table-cell office:value-type="float" office:value="6402.0"/>
          <table:table-cell office:value-type="float" office:value="5410.0"/>
          <table:table-cell office:value-type="float" office:value="9437.0"/>
          <table:table-cell office:value-type="float" office:value="52.0"/>
          <table:table-cell office:value-type="float" office:value="1.04964"/>
          <table:table-cell office:value-type="float" office:value="0.65"/>
          <table:table-cell office:value-type="float" office:value="0.57"/>
          <table:table-cell office:value-type="float" office:value="40824.0"/>
          <table:table-cell office:value-type="float" office:value="0.0"/>
          <table:table-cell office:value-type="float" office:value="44.0"/>
          <table:table-cell office:value-type="float" office:value="1735.0"/>
          <table:table-cell office:value-type="float" office:value="42618.0"/>
          <table:table-cell office:value-type="float" office:value="2552.0"/>
          <table:table-cell office:value-type="float" office:value="7630.0"/>
          <table:table-cell office:value-type="float" office:value="91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28.0"/>
          <table:table-cell office:value-type="float" office:value="10674.0"/>
          <table:table-cell office:value-type="float" office:value="7629.0"/>
          <table:table-cell office:value-type="float" office:value="6694.0"/>
          <table:table-cell office:value-type="float" office:value="8616.0"/>
          <table:table-cell office:value-type="float" office:value="14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447439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8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12.0"/>
          <table:table-cell office:value-type="float" office:value="5218.0"/>
          <table:table-cell office:value-type="float" office:value="398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5917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12.0"/>
          <table:table-cell office:value-type="float" office:value="5218.0"/>
          <table:table-cell office:value-type="float" office:value="398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8037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11.0"/>
          <table:table-cell office:value-type="float" office:value="6069.0"/>
          <table:table-cell office:value-type="float" office:value="5036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478526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.0"/>
          <table:table-cell office:value-type="float" office:value="2931.0"/>
          <table:table-cell office:value-type="float" office:value="9217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33.0"/>
          <table:table-cell office:value-type="float" office:value="8602.0"/>
          <table:table-cell office:value-type="float" office:value="6384.0"/>
          <table:table-cell office:value-type="float" office:value="5428.0"/>
          <table:table-cell office:value-type="float" office:value="9438.0"/>
          <table:table-cell office:value-type="float" office:value="52.0"/>
          <table:table-cell office:value-type="float" office:value="0.45166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.0"/>
          <table:table-cell office:value-type="float" office:value="2922.0"/>
          <table:table-cell office:value-type="float" office:value="9186.0"/>
          <table:table-cell office:value-type="float" office:value="100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33.0"/>
          <table:table-cell office:value-type="float" office:value="8602.0"/>
          <table:table-cell office:value-type="float" office:value="6384.0"/>
          <table:table-cell office:value-type="float" office:value="5428.0"/>
          <table:table-cell office:value-type="float" office:value="9442.0"/>
          <table:table-cell office:value-type="float" office:value="52.0"/>
          <table:table-cell office:value-type="float" office:value="0.456108"/>
          <table:table-cell office:value-type="float" office:value="0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8.0"/>
          <table:table-cell office:value-type="float" office:value="2517.0"/>
          <table:table-cell office:value-type="float" office:value="7561.0"/>
          <table:table-cell office:value-type="float" office:value="91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12.0"/>
          <table:table-cell office:value-type="float" office:value="10653.0"/>
          <table:table-cell office:value-type="float" office:value="7611.0"/>
          <table:table-cell office:value-type="float" office:value="6712.0"/>
          <table:table-cell office:value-type="float" office:value="8613.0"/>
          <table:table-cell office:value-type="float" office:value="14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451047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91.0"/>
          <table:table-cell office:value-type="float" office:value="3849.0"/>
          <table:table-cell office:value-type="float" office:value="11896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38.0"/>
          <table:table-cell office:value-type="float" office:value="10194.0"/>
          <table:table-cell office:value-type="float" office:value="7343.0"/>
          <table:table-cell office:value-type="float" office:value="6331.0"/>
          <table:table-cell office:value-type="float" office:value="8168.0"/>
          <table:table-cell office:value-type="float" office:value="52.0"/>
          <table:table-cell office:value-type="float" office:value="0.592676"/>
          <table:table-cell office:value-type="float" office:value="0.213"/>
          <table:table-cell office:value-type="float" office:value="0.16"/>
          <table:table-cell office:value-type="float" office:value="8064.0"/>
          <table:table-cell office:value-type="float" office:value="0.0"/>
          <table:table-cell office:value-type="float" office:value="15.0"/>
          <table:table-cell office:value-type="float" office:value="1130.0"/>
          <table:table-cell office:value-type="float" office:value="9259.0"/>
          <table:table-cell office:value-type="float" office:value="3849.0"/>
          <table:table-cell office:value-type="float" office:value="11896.0"/>
          <table:table-cell office:value-type="float" office:value="91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38.0"/>
          <table:table-cell office:value-type="float" office:value="10194.0"/>
          <table:table-cell office:value-type="float" office:value="7343.0"/>
          <table:table-cell office:value-type="float" office:value="6331.0"/>
          <table:table-cell office:value-type="float" office:value="8168.0"/>
          <table:table-cell office:value-type="float" office:value="52.0"/>
          <table:table-cell office:value-type="float" office:value="10.7607"/>
          <table:table-cell office:value-type="float" office:value="10.352"/>
          <table:table-cell office:value-type="float" office:value="10.29"/>
          <table:table-cell office:value-type="float" office:value="559526.0"/>
          <table:table-cell office:value-type="float" office:value="0.0"/>
          <table:table-cell office:value-type="float" office:value="2045.0"/>
          <table:table-cell office:value-type="float" office:value="239097.0"/>
          <table:table-cell office:value-type="float" office:value="798922.0"/>
          <table:table-cell office:value-type="float" office:value="3425.0"/>
          <table:table-cell office:value-type="float" office:value="10204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17.0"/>
          <table:table-cell office:value-type="float" office:value="12245.0"/>
          <table:table-cell office:value-type="float" office:value="8570.0"/>
          <table:table-cell office:value-type="float" office:value="7615.0"/>
          <table:table-cell office:value-type="float" office:value="8840.0"/>
          <table:table-cell office:value-type="float" office:value="144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1200.0"/>
          <table:table-cell office:value-type="float" office:value="1199.643"/>
          <table:table-cell office:value-type="float" office:value="1199.59"/>
          <table:table-cell office:value-type="float" office:value="92275919.0"/>
          <table:table-cell office:value-type="float" office:value="1.0"/>
          <table:table-cell office:value-type="float" office:value="89848.0"/>
          <table:table-cell office:value-type="float" office:value="14273031.0"/>
          <table:table-cell office:value-type="float" office:value="106549110.0"/>
          <table:table-cell office:value-type="float" office:value="3706.0"/>
          <table:table-cell office:value-type="float" office:value="11396.0"/>
          <table:table-cell office:value-type="float" office:value="91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66.0"/>
          <table:table-cell office:value-type="float" office:value="9934.0"/>
          <table:table-cell office:value-type="float" office:value="7194.0"/>
          <table:table-cell office:value-type="float" office:value="6175.0"/>
          <table:table-cell office:value-type="float" office:value="8136.0"/>
          <table:table-cell office:value-type="float" office:value="52.0"/>
          <table:table-cell office:value-type="float" office:value="7.66651"/>
          <table:table-cell office:value-type="float" office:value="7.287"/>
          <table:table-cell office:value-type="float" office:value="7.24"/>
          <table:table-cell office:value-type="float" office:value="588159.0"/>
          <table:table-cell office:value-type="float" office:value="0.0"/>
          <table:table-cell office:value-type="float" office:value="986.0"/>
          <table:table-cell office:value-type="float" office:value="83281.0"/>
          <table:table-cell office:value-type="float" office:value="671526.0"/>
          <table:table-cell office:value-type="float" office:value="3706.0"/>
          <table:table-cell office:value-type="float" office:value="11396.0"/>
          <table:table-cell office:value-type="float" office:value="91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66.0"/>
          <table:table-cell office:value-type="float" office:value="9934.0"/>
          <table:table-cell office:value-type="float" office:value="7194.0"/>
          <table:table-cell office:value-type="float" office:value="6175.0"/>
          <table:table-cell office:value-type="float" office:value="8136.0"/>
          <table:table-cell office:value-type="float" office:value="52.0"/>
          <table:table-cell office:value-type="float" office:value="2.12403"/>
          <table:table-cell office:value-type="float" office:value="1.715"/>
          <table:table-cell office:value-type="float" office:value="1.63"/>
          <table:table-cell office:value-type="float" office:value="80640.0"/>
          <table:table-cell office:value-type="float" office:value="0.0"/>
          <table:table-cell office:value-type="float" office:value="360.0"/>
          <table:table-cell office:value-type="float" office:value="28852.0"/>
          <table:table-cell office:value-type="float" office:value="109566.0"/>
          <table:table-cell office:value-type="float" office:value="3282.0"/>
          <table:table-cell office:value-type="float" office:value="9704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45.0"/>
          <table:table-cell office:value-type="float" office:value="11985.0"/>
          <table:table-cell office:value-type="float" office:value="8421.0"/>
          <table:table-cell office:value-type="float" office:value="7459.0"/>
          <table:table-cell office:value-type="float" office:value="8800.0"/>
          <table:table-cell office:value-type="float" office:value="144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482188"/>
          <table:table-cell office:value-type="float" office:value="0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2.0"/>
          <table:table-cell office:value-type="float" office:value="3634.0"/>
          <table:table-cell office:value-type="float" office:value="11116.0"/>
          <table:table-cell office:value-type="float" office:value="91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43.0"/>
          <table:table-cell office:value-type="float" office:value="9804.0"/>
          <table:table-cell office:value-type="float" office:value="7122.0"/>
          <table:table-cell office:value-type="float" office:value="6090.0"/>
          <table:table-cell office:value-type="float" office:value="8148.0"/>
          <table:table-cell office:value-type="float" office:value="52.0"/>
          <table:table-cell office:value-type="float" office:value="8.03648"/>
          <table:table-cell office:value-type="float" office:value="7.657"/>
          <table:table-cell office:value-type="float" office:value="7.61"/>
          <table:table-cell office:value-type="float" office:value="503612.0"/>
          <table:table-cell office:value-type="float" office:value="0.0"/>
          <table:table-cell office:value-type="float" office:value="951.0"/>
          <table:table-cell office:value-type="float" office:value="91879.0"/>
          <table:table-cell office:value-type="float" office:value="595529.0"/>
          <table:table-cell office:value-type="float" office:value="3634.0"/>
          <table:table-cell office:value-type="float" office:value="11116.0"/>
          <table:table-cell office:value-type="float" office:value="91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43.0"/>
          <table:table-cell office:value-type="float" office:value="9804.0"/>
          <table:table-cell office:value-type="float" office:value="7122.0"/>
          <table:table-cell office:value-type="float" office:value="6090.0"/>
          <table:table-cell office:value-type="float" office:value="8148.0"/>
          <table:table-cell office:value-type="float" office:value="52.0"/>
          <table:table-cell office:value-type="float" office:value="3.97673"/>
          <table:table-cell office:value-type="float" office:value="3.399"/>
          <table:table-cell office:value-type="float" office:value="3.33"/>
          <table:table-cell office:value-type="float" office:value="158742.0"/>
          <table:table-cell office:value-type="float" office:value="0.0"/>
          <table:table-cell office:value-type="float" office:value="1018.0"/>
          <table:table-cell office:value-type="float" office:value="106146.0"/>
          <table:table-cell office:value-type="float" office:value="264997.0"/>
          <table:table-cell office:value-type="float" office:value="3210.0"/>
          <table:table-cell office:value-type="float" office:value="9424.0"/>
          <table:table-cell office:value-type="float" office:value="10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22.0"/>
          <table:table-cell office:value-type="float" office:value="11855.0"/>
          <table:table-cell office:value-type="float" office:value="8349.0"/>
          <table:table-cell office:value-type="float" office:value="7374.0"/>
          <table:table-cell office:value-type="float" office:value="8808.0"/>
          <table:table-cell office:value-type="float" office:value="144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5.3175"/>
          <table:table-cell office:value-type="float" office:value="4.895"/>
          <table:table-cell office:value-type="float" office:value="4.84"/>
          <table:table-cell office:value-type="float" office:value="346972.0"/>
          <table:table-cell office:value-type="float" office:value="0.0"/>
          <table:table-cell office:value-type="float" office:value="349.0"/>
          <table:table-cell office:value-type="float" office:value="29813.0"/>
          <table:table-cell office:value-type="float" office:value="376856.0"/>
          <table:table-cell office:value-type="float" office:value="3843.0"/>
          <table:table-cell office:value-type="float" office:value="11882.0"/>
          <table:table-cell office:value-type="float" office:value="912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42.0"/>
          <table:table-cell office:value-type="float" office:value="10196.0"/>
          <table:table-cell office:value-type="float" office:value="7345.0"/>
          <table:table-cell office:value-type="float" office:value="6335.0"/>
          <table:table-cell office:value-type="float" office:value="8192.0"/>
          <table:table-cell office:value-type="float" office:value="52.0"/>
          <table:table-cell office:value-type="float" office:value="0.453072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93.0"/>
          <table:table-cell office:value-type="float" office:value="3843.0"/>
          <table:table-cell office:value-type="float" office:value="11882.0"/>
          <table:table-cell office:value-type="float" office:value="8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42.0"/>
          <table:table-cell office:value-type="float" office:value="10196.0"/>
          <table:table-cell office:value-type="float" office:value="7345.0"/>
          <table:table-cell office:value-type="float" office:value="6335.0"/>
          <table:table-cell office:value-type="float" office:value="8192.0"/>
          <table:table-cell office:value-type="float" office:value="52.0"/>
          <table:table-cell office:value-type="float" office:value="13.5805"/>
          <table:table-cell office:value-type="float" office:value="13.175"/>
          <table:table-cell office:value-type="float" office:value="13.11"/>
          <table:table-cell office:value-type="float" office:value="764260.0"/>
          <table:table-cell office:value-type="float" office:value="0.0"/>
          <table:table-cell office:value-type="float" office:value="2816.0"/>
          <table:table-cell office:value-type="float" office:value="401832.0"/>
          <table:table-cell office:value-type="float" office:value="1166318.0"/>
          <table:table-cell office:value-type="float" office:value="3419.0"/>
          <table:table-cell office:value-type="float" office:value="1019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21.0"/>
          <table:table-cell office:value-type="float" office:value="12247.0"/>
          <table:table-cell office:value-type="float" office:value="8572.0"/>
          <table:table-cell office:value-type="float" office:value="7619.0"/>
          <table:table-cell office:value-type="float" office:value="8864.0"/>
          <table:table-cell office:value-type="float" office:value="144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753.912"/>
          <table:table-cell office:value-type="float" office:value="753.516"/>
          <table:table-cell office:value-type="float" office:value="753.46"/>
          <table:table-cell office:value-type="float" office:value="58435862.0"/>
          <table:table-cell office:value-type="float" office:value="0.0"/>
          <table:table-cell office:value-type="float" office:value="61586.0"/>
          <table:table-cell office:value-type="float" office:value="9991518.0"/>
          <table:table-cell office:value-type="float" office:value="68427482.0"/>
          <table:table-cell office:value-type="float" office:value="3781.0"/>
          <table:table-cell office:value-type="float" office:value="11638.0"/>
          <table:table-cell office:value-type="float" office:value="91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06.0"/>
          <table:table-cell office:value-type="float" office:value="10061.0"/>
          <table:table-cell office:value-type="float" office:value="7272.0"/>
          <table:table-cell office:value-type="float" office:value="6249.0"/>
          <table:table-cell office:value-type="float" office:value="8151.0"/>
          <table:table-cell office:value-type="float" office:value="52.0"/>
          <table:table-cell office:value-type="float" office:value="809.443"/>
          <table:table-cell office:value-type="float" office:value="801.091"/>
          <table:table-cell office:value-type="float" office:value="801.04"/>
          <table:table-cell office:value-type="float" office:value="74472796.0"/>
          <table:table-cell office:value-type="float" office:value="0.0"/>
          <table:table-cell office:value-type="float" office:value="233978.0"/>
          <table:table-cell office:value-type="float" office:value="35779562.0"/>
          <table:table-cell office:value-type="float" office:value="110252363.0"/>
          <table:table-cell office:value-type="float" office:value="3781.0"/>
          <table:table-cell office:value-type="float" office:value="11638.0"/>
          <table:table-cell office:value-type="float" office:value="91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06.0"/>
          <table:table-cell office:value-type="float" office:value="10061.0"/>
          <table:table-cell office:value-type="float" office:value="7272.0"/>
          <table:table-cell office:value-type="float" office:value="6249.0"/>
          <table:table-cell office:value-type="float" office:value="8151.0"/>
          <table:table-cell office:value-type="float" office:value="52.0"/>
          <table:table-cell office:value-type="float" office:value="2.07116"/>
          <table:table-cell office:value-type="float" office:value="1.659"/>
          <table:table-cell office:value-type="float" office:value="1.56"/>
          <table:table-cell office:value-type="float" office:value="79200.0"/>
          <table:table-cell office:value-type="float" office:value="0.0"/>
          <table:table-cell office:value-type="float" office:value="332.0"/>
          <table:table-cell office:value-type="float" office:value="43212.0"/>
          <table:table-cell office:value-type="float" office:value="122524.0"/>
          <table:table-cell office:value-type="float" office:value="3357.0"/>
          <table:table-cell office:value-type="float" office:value="9946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85.0"/>
          <table:table-cell office:value-type="float" office:value="12112.0"/>
          <table:table-cell office:value-type="float" office:value="8499.0"/>
          <table:table-cell office:value-type="float" office:value="7533.0"/>
          <table:table-cell office:value-type="float" office:value="8819.0"/>
          <table:table-cell office:value-type="float" office:value="144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745355"/>
          <table:table-cell office:value-type="float" office:value="0.0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.0"/>
          <table:table-cell office:value-type="float" office:value="4391.0"/>
          <table:table-cell office:value-type="float" office:value="13392.0"/>
          <table:table-cell office:value-type="float" office:value="8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83.0"/>
          <table:table-cell office:value-type="float" office:value="12225.0"/>
          <table:table-cell office:value-type="float" office:value="8705.0"/>
          <table:table-cell office:value-type="float" office:value="7698.0"/>
          <table:table-cell office:value-type="float" office:value="10267.0"/>
          <table:table-cell office:value-type="float" office:value="65.0"/>
          <table:table-cell office:value-type="float" office:value="0.742529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6.0"/>
          <table:table-cell office:value-type="float" office:value="4391.0"/>
          <table:table-cell office:value-type="float" office:value="13392.0"/>
          <table:table-cell office:value-type="float" office:value="107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83.0"/>
          <table:table-cell office:value-type="float" office:value="12225.0"/>
          <table:table-cell office:value-type="float" office:value="8705.0"/>
          <table:table-cell office:value-type="float" office:value="7698.0"/>
          <table:table-cell office:value-type="float" office:value="10267.0"/>
          <table:table-cell office:value-type="float" office:value="65.0"/>
          <table:table-cell office:value-type="float" office:value="3.31383"/>
          <table:table-cell office:value-type="float" office:value="2.907"/>
          <table:table-cell office:value-type="float" office:value="2.83"/>
          <table:table-cell office:value-type="float" office:value="120480.0"/>
          <table:table-cell office:value-type="float" office:value="0.0"/>
          <table:table-cell office:value-type="float" office:value="541.0"/>
          <table:table-cell office:value-type="float" office:value="68332.0"/>
          <table:table-cell office:value-type="float" office:value="188842.0"/>
          <table:table-cell office:value-type="float" office:value="3861.0"/>
          <table:table-cell office:value-type="float" office:value="11277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03.0"/>
          <table:table-cell office:value-type="float" office:value="14785.0"/>
          <table:table-cell office:value-type="float" office:value="10235.0"/>
          <table:table-cell office:value-type="float" office:value="9303.0"/>
          <table:table-cell office:value-type="float" office:value="11102.0"/>
          <table:table-cell office:value-type="float" office:value="18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483488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3.0"/>
          <table:table-cell office:value-type="float" office:value="4255.0"/>
          <table:table-cell office:value-type="float" office:value="12914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86.0"/>
          <table:table-cell office:value-type="float" office:value="11980.0"/>
          <table:table-cell office:value-type="float" office:value="8553.0"/>
          <table:table-cell office:value-type="float" office:value="7539.0"/>
          <table:table-cell office:value-type="float" office:value="12146.0"/>
          <table:table-cell office:value-type="float" office:value="65.0"/>
          <table:table-cell office:value-type="float" office:value="0.484314"/>
          <table:table-cell office:value-type="float" office:value="0.0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6.0"/>
          <table:table-cell office:value-type="float" office:value="4264.0"/>
          <table:table-cell office:value-type="float" office:value="12945.0"/>
          <table:table-cell office:value-type="float" office:value="91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86.0"/>
          <table:table-cell office:value-type="float" office:value="11980.0"/>
          <table:table-cell office:value-type="float" office:value="8553.0"/>
          <table:table-cell office:value-type="float" office:value="7539.0"/>
          <table:table-cell office:value-type="float" office:value="10174.0"/>
          <table:table-cell office:value-type="float" office:value="65.0"/>
          <table:table-cell office:value-type="float" office:value="3.29821"/>
          <table:table-cell office:value-type="float" office:value="2.888"/>
          <table:table-cell office:value-type="float" office:value="2.8"/>
          <table:table-cell office:value-type="float" office:value="141976.0"/>
          <table:table-cell office:value-type="float" office:value="0.0"/>
          <table:table-cell office:value-type="float" office:value="168.0"/>
          <table:table-cell office:value-type="float" office:value="10875.0"/>
          <table:table-cell office:value-type="float" office:value="152875.0"/>
          <table:table-cell office:value-type="float" office:value="3735.0"/>
          <table:table-cell office:value-type="float" office:value="10833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506.0"/>
          <table:table-cell office:value-type="float" office:value="14540.0"/>
          <table:table-cell office:value-type="float" office:value="10083.0"/>
          <table:table-cell office:value-type="float" office:value="9144.0"/>
          <table:table-cell office:value-type="float" office:value="10992.0"/>
          <table:table-cell office:value-type="float" office:value="18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4704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77.0"/>
          <table:table-cell office:value-type="float" office:value="7662.0"/>
          <table:table-cell office:value-type="float" office:value="600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1791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77.0"/>
          <table:table-cell office:value-type="float" office:value="7662.0"/>
          <table:table-cell office:value-type="float" office:value="600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64861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97.0"/>
          <table:table-cell office:value-type="float" office:value="8722.0"/>
          <table:table-cell office:value-type="float" office:value="7325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48982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5.0"/>
          <table:table-cell office:value-type="float" office:value="4571.0"/>
          <table:table-cell office:value-type="float" office:value="13945.0"/>
          <table:table-cell office:value-type="float" office:value="90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67.0"/>
          <table:table-cell office:value-type="float" office:value="12545.0"/>
          <table:table-cell office:value-type="float" office:value="8898.0"/>
          <table:table-cell office:value-type="float" office:value="7899.0"/>
          <table:table-cell office:value-type="float" office:value="10293.0"/>
          <table:table-cell office:value-type="float" office:value="65.0"/>
          <table:table-cell office:value-type="float" office:value="0.476235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88.0"/>
          <table:table-cell office:value-type="float" office:value="4571.0"/>
          <table:table-cell office:value-type="float" office:value="13945.0"/>
          <table:table-cell office:value-type="float" office:value="91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67.0"/>
          <table:table-cell office:value-type="float" office:value="12545.0"/>
          <table:table-cell office:value-type="float" office:value="8898.0"/>
          <table:table-cell office:value-type="float" office:value="7899.0"/>
          <table:table-cell office:value-type="float" office:value="10293.0"/>
          <table:table-cell office:value-type="float" office:value="65.0"/>
          <table:table-cell office:value-type="float" office:value="32.4637"/>
          <table:table-cell office:value-type="float" office:value="32.057"/>
          <table:table-cell office:value-type="float" office:value="31.98"/>
          <table:table-cell office:value-type="float" office:value="1628400.0"/>
          <table:table-cell office:value-type="float" office:value="0.0"/>
          <table:table-cell office:value-type="float" office:value="4380.0"/>
          <table:table-cell office:value-type="float" office:value="660585.0"/>
          <table:table-cell office:value-type="float" office:value="2289080.0"/>
          <table:table-cell office:value-type="float" office:value="4041.0"/>
          <table:table-cell office:value-type="float" office:value="1183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87.0"/>
          <table:table-cell office:value-type="float" office:value="15105.0"/>
          <table:table-cell office:value-type="float" office:value="10428.0"/>
          <table:table-cell office:value-type="float" office:value="9504.0"/>
          <table:table-cell office:value-type="float" office:value="11124.0"/>
          <table:table-cell office:value-type="float" office:value="18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47749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4.0"/>
          <table:table-cell office:value-type="float" office:value="4491.0"/>
          <table:table-cell office:value-type="float" office:value="13735.0"/>
          <table:table-cell office:value-type="float" office:value="10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36.0"/>
          <table:table-cell office:value-type="float" office:value="12424.0"/>
          <table:table-cell office:value-type="float" office:value="8827.0"/>
          <table:table-cell office:value-type="float" office:value="7831.0"/>
          <table:table-cell office:value-type="float" office:value="10296.0"/>
          <table:table-cell office:value-type="float" office:value="65.0"/>
          <table:table-cell office:value-type="float" office:value="721.625"/>
          <table:table-cell office:value-type="float" office:value="721.246"/>
          <table:table-cell office:value-type="float" office:value="721.18"/>
          <table:table-cell office:value-type="float" office:value="61129998.0"/>
          <table:table-cell office:value-type="float" office:value="0.0"/>
          <table:table-cell office:value-type="float" office:value="108536.0"/>
          <table:table-cell office:value-type="float" office:value="17258134.0"/>
          <table:table-cell office:value-type="float" office:value="78388183.0"/>
          <table:table-cell office:value-type="float" office:value="4491.0"/>
          <table:table-cell office:value-type="float" office:value="13735.0"/>
          <table:table-cell office:value-type="float" office:value="91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36.0"/>
          <table:table-cell office:value-type="float" office:value="12424.0"/>
          <table:table-cell office:value-type="float" office:value="8827.0"/>
          <table:table-cell office:value-type="float" office:value="7831.0"/>
          <table:table-cell office:value-type="float" office:value="10296.0"/>
          <table:table-cell office:value-type="float" office:value="65.0"/>
          <table:table-cell office:value-type="float" office:value="22.5635"/>
          <table:table-cell office:value-type="float" office:value="22.153"/>
          <table:table-cell office:value-type="float" office:value="22.06"/>
          <table:table-cell office:value-type="float" office:value="1118880.0"/>
          <table:table-cell office:value-type="float" office:value="0.0"/>
          <table:table-cell office:value-type="float" office:value="3641.0"/>
          <table:table-cell office:value-type="float" office:value="552592.0"/>
          <table:table-cell office:value-type="float" office:value="1671608.0"/>
          <table:table-cell office:value-type="float" office:value="3961.0"/>
          <table:table-cell office:value-type="float" office:value="1162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56.0"/>
          <table:table-cell office:value-type="float" office:value="14984.0"/>
          <table:table-cell office:value-type="float" office:value="10357.0"/>
          <table:table-cell office:value-type="float" office:value="9436.0"/>
          <table:table-cell office:value-type="float" office:value="11127.0"/>
          <table:table-cell office:value-type="float" office:value="18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476804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5.0"/>
          <table:table-cell office:value-type="float" office:value="233.0"/>
          <table:table-cell office:value-type="float" office:value="5464.0"/>
          <table:table-cell office:value-type="float" office:value="16283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488.0"/>
          <table:table-cell office:value-type="float" office:value="14113.0"/>
          <table:table-cell office:value-type="float" office:value="9834.0"/>
          <table:table-cell office:value-type="float" office:value="8774.0"/>
          <table:table-cell office:value-type="float" office:value="10503.0"/>
          <table:table-cell office:value-type="float" office:value="65.0"/>
          <table:table-cell office:value-type="float" office:value="1200.0"/>
          <table:table-cell office:value-type="float" office:value="1199.365"/>
          <table:table-cell office:value-type="float" office:value="1199.31"/>
          <table:table-cell office:value-type="float" office:value="61501822.0"/>
          <table:table-cell office:value-type="float" office:value="1.0"/>
          <table:table-cell office:value-type="float" office:value="230906.0"/>
          <table:table-cell office:value-type="float" office:value="32035931.0"/>
          <table:table-cell office:value-type="float" office:value="93537919.0"/>
          <table:table-cell office:value-type="float" office:value="5464.0"/>
          <table:table-cell office:value-type="float" office:value="16283.0"/>
          <table:table-cell office:value-type="float" office:value="92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88.0"/>
          <table:table-cell office:value-type="float" office:value="14113.0"/>
          <table:table-cell office:value-type="float" office:value="9834.0"/>
          <table:table-cell office:value-type="float" office:value="8774.0"/>
          <table:table-cell office:value-type="float" office:value="10503.0"/>
          <table:table-cell office:value-type="float" office:value="65.0"/>
          <table:table-cell office:value-type="float" office:value="1185.71"/>
          <table:table-cell office:value-type="float" office:value="1185.327"/>
          <table:table-cell office:value-type="float" office:value="1185.21"/>
          <table:table-cell office:value-type="float" office:value="50799264.0"/>
          <table:table-cell office:value-type="float" office:value="0.0"/>
          <table:table-cell office:value-type="float" office:value="70140.0"/>
          <table:table-cell office:value-type="float" office:value="10712667.0"/>
          <table:table-cell office:value-type="float" office:value="61512291.0"/>
          <table:table-cell office:value-type="float" office:value="4934.0"/>
          <table:table-cell office:value-type="float" office:value="14168.0"/>
          <table:table-cell office:value-type="float" office:value="106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08.0"/>
          <table:table-cell office:value-type="float" office:value="16673.0"/>
          <table:table-cell office:value-type="float" office:value="11364.0"/>
          <table:table-cell office:value-type="float" office:value="10379.0"/>
          <table:table-cell office:value-type="float" office:value="11342.0"/>
          <table:table-cell office:value-type="float" office:value="18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495246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64.0"/>
          <table:table-cell office:value-type="float" office:value="8678.0"/>
          <table:table-cell office:value-type="float" office:value="678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30296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64.0"/>
          <table:table-cell office:value-type="float" office:value="8678.0"/>
          <table:table-cell office:value-type="float" office:value="678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7426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084.0"/>
          <table:table-cell office:value-type="float" office:value="9738.0"/>
          <table:table-cell office:value-type="float" office:value="8104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200.0"/>
          <table:table-cell office:value-type="float" office:value="1199.622"/>
          <table:table-cell office:value-type="float" office:value="1199.53"/>
          <table:table-cell office:value-type="float" office:value="78585000.0"/>
          <table:table-cell office:value-type="float" office:value="1.0"/>
          <table:table-cell office:value-type="float" office:value="98298.0"/>
          <table:table-cell office:value-type="float" office:value="17300822.0"/>
          <table:table-cell office:value-type="float" office:value="95885963.0"/>
          <table:table-cell office:value-type="float" office:value="5726.0"/>
          <table:table-cell office:value-type="float" office:value="17292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587.0"/>
          <table:table-cell office:value-type="float" office:value="14685.0"/>
          <table:table-cell office:value-type="float" office:value="10117.0"/>
          <table:table-cell office:value-type="float" office:value="9160.0"/>
          <table:table-cell office:value-type="float" office:value="10559.0"/>
          <table:table-cell office:value-type="float" office:value="65.0"/>
          <table:table-cell office:value-type="float" office:value="1200.0"/>
          <table:table-cell office:value-type="float" office:value="1199.659"/>
          <table:table-cell office:value-type="float" office:value="1199.6"/>
          <table:table-cell office:value-type="float" office:value="74993742.0"/>
          <table:table-cell office:value-type="float" office:value="1.0"/>
          <table:table-cell office:value-type="float" office:value="56696.0"/>
          <table:table-cell office:value-type="float" office:value="8424593.0"/>
          <table:table-cell office:value-type="float" office:value="83418407.0"/>
          <table:table-cell office:value-type="float" office:value="5726.0"/>
          <table:table-cell office:value-type="float" office:value="17292.0"/>
          <table:table-cell office:value-type="float" office:value="92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587.0"/>
          <table:table-cell office:value-type="float" office:value="14685.0"/>
          <table:table-cell office:value-type="float" office:value="10117.0"/>
          <table:table-cell office:value-type="float" office:value="9160.0"/>
          <table:table-cell office:value-type="float" office:value="10559.0"/>
          <table:table-cell office:value-type="float" office:value="65.0"/>
          <table:table-cell office:value-type="float" office:value="544.205"/>
          <table:table-cell office:value-type="float" office:value="543.793"/>
          <table:table-cell office:value-type="float" office:value="543.71"/>
          <table:table-cell office:value-type="float" office:value="18695040.0"/>
          <table:table-cell office:value-type="float" office:value="0.0"/>
          <table:table-cell office:value-type="float" office:value="66048.0"/>
          <table:table-cell office:value-type="float" office:value="12879264.0"/>
          <table:table-cell office:value-type="float" office:value="31574545.0"/>
          <table:table-cell office:value-type="float" office:value="5196.0"/>
          <table:table-cell office:value-type="float" office:value="15177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07.0"/>
          <table:table-cell office:value-type="float" office:value="17245.0"/>
          <table:table-cell office:value-type="float" office:value="11647.0"/>
          <table:table-cell office:value-type="float" office:value="10765.0"/>
          <table:table-cell office:value-type="float" office:value="11406.0"/>
          <table:table-cell office:value-type="float" office:value="18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200.0"/>
          <table:table-cell office:value-type="float" office:value="1199.631"/>
          <table:table-cell office:value-type="float" office:value="1199.55"/>
          <table:table-cell office:value-type="float" office:value="61402787.0"/>
          <table:table-cell office:value-type="float" office:value="1.0"/>
          <table:table-cell office:value-type="float" office:value="28667.0"/>
          <table:table-cell office:value-type="float" office:value="4374123.0"/>
          <table:table-cell office:value-type="float" office:value="65777167.0"/>
          <table:table-cell office:value-type="float" office:value="5457.0"/>
          <table:table-cell office:value-type="float" office:value="16277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84.0"/>
          <table:table-cell office:value-type="float" office:value="14126.0"/>
          <table:table-cell office:value-type="float" office:value="9837.0"/>
          <table:table-cell office:value-type="float" office:value="8791.0"/>
          <table:table-cell office:value-type="float" office:value="10516.0"/>
          <table:table-cell office:value-type="float" office:value="65.0"/>
          <table:table-cell office:value-type="float" office:value="118.329"/>
          <table:table-cell office:value-type="float" office:value="117.931"/>
          <table:table-cell office:value-type="float" office:value="117.86"/>
          <table:table-cell office:value-type="float" office:value="5520704.0"/>
          <table:table-cell office:value-type="float" office:value="0.0"/>
          <table:table-cell office:value-type="float" office:value="11782.0"/>
          <table:table-cell office:value-type="float" office:value="1717751.0"/>
          <table:table-cell office:value-type="float" office:value="7238647.0"/>
          <table:table-cell office:value-type="float" office:value="5457.0"/>
          <table:table-cell office:value-type="float" office:value="16277.0"/>
          <table:table-cell office:value-type="float" office:value="92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84.0"/>
          <table:table-cell office:value-type="float" office:value="14126.0"/>
          <table:table-cell office:value-type="float" office:value="9837.0"/>
          <table:table-cell office:value-type="float" office:value="8791.0"/>
          <table:table-cell office:value-type="float" office:value="10516.0"/>
          <table:table-cell office:value-type="float" office:value="65.0"/>
          <table:table-cell office:value-type="float" office:value="0.486014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48.0"/>
          <table:table-cell office:value-type="float" office:value="4927.0"/>
          <table:table-cell office:value-type="float" office:value="14162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04.0"/>
          <table:table-cell office:value-type="float" office:value="16686.0"/>
          <table:table-cell office:value-type="float" office:value="11367.0"/>
          <table:table-cell office:value-type="float" office:value="10396.0"/>
          <table:table-cell office:value-type="float" office:value="11351.0"/>
          <table:table-cell office:value-type="float" office:value="18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475466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138.0"/>
          <table:table-cell office:value-type="float" office:value="8806.0"/>
          <table:table-cell office:value-type="float" office:value="69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2875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8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138.0"/>
          <table:table-cell office:value-type="float" office:value="8806.0"/>
          <table:table-cell office:value-type="float" office:value="69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2026"/>
          <table:table-cell office:value-type="float" office:value="0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58.0"/>
          <table:table-cell office:value-type="float" office:value="9866.0"/>
          <table:table-cell office:value-type="float" office:value="8223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